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JDKRegistryEntry.isCompatibleURL( ParsedURL p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eamJDKRegistryEntry.StreamJDKRegistry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JDKRegistryEntry.handleURL( ParsedURL purl , boolean needRaw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reamJDKRegistryEntry.loadImage( Image im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